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580000001F611EEF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9dd0e"/>
    </style:style>
    <style:style style:name="P3" style:family="paragraph" style:parent-style-name="Footer">
      <style:paragraph-properties fo:text-align="end" style:justify-single-word="false"/>
    </style:style>
    <style:style style:name="P4" style:family="paragraph" style:parent-style-name="Text_20_body">
      <style:paragraph-properties fo:text-align="end" style:justify-single-word="false"/>
      <style:text-properties officeooo:paragraph-rsid="005822a4"/>
    </style:style>
    <style:style style:name="P5" style:family="paragraph" style:parent-style-name="Text_20_body">
      <style:text-properties officeooo:rsid="0005a9e8" officeooo:paragraph-rsid="0005a9e8"/>
    </style:style>
    <style:style style:name="P6" style:family="paragraph" style:parent-style-name="Title">
      <style:text-properties officeooo:rsid="0005a9e8" officeooo:paragraph-rsid="0005a9e8"/>
    </style:style>
    <style:style style:name="P7" style:family="paragraph" style:parent-style-name="Text_20_body">
      <style:paragraph-properties fo:text-align="end" style:justify-single-word="false"/>
      <style:text-properties officeooo:rsid="0005a9e8" officeooo:paragraph-rsid="0005a9e8"/>
    </style:style>
    <style:style style:name="P8" style:family="paragraph" style:parent-style-name="Text_20_body">
      <style:paragraph-properties fo:text-align="center" style:justify-single-word="false"/>
      <style:text-properties officeooo:rsid="0005a9e8" officeooo:paragraph-rsid="0005a9e8"/>
    </style:style>
    <style:style style:name="P9" style:family="paragraph" style:parent-style-name="Text_20_body">
      <style:paragraph-properties fo:line-height="200%"/>
      <style:text-properties officeooo:rsid="0005a9e8" officeooo:paragraph-rsid="0005a9e8"/>
    </style:style>
    <style:style style:name="P10" style:family="paragraph" style:parent-style-name="Text_20_body">
      <style:text-properties officeooo:rsid="0005a9e8" officeooo:paragraph-rsid="0048b366"/>
    </style:style>
    <style:style style:name="P11" style:family="paragraph" style:parent-style-name="Text_20_body">
      <style:paragraph-properties fo:line-height="100%" fo:text-align="center" style:justify-single-word="false" fo:break-before="page"/>
      <style:text-properties officeooo:rsid="0005a9e8" officeooo:paragraph-rsid="0005a9e8"/>
    </style:style>
    <style:style style:name="P12" style:family="paragraph" style:parent-style-name="Title">
      <style:text-properties style:font-name="Liberation Sans" fo:font-size="28pt" fo:font-weight="bold" officeooo:rsid="0048b366" officeooo:paragraph-rsid="0048b366" style:font-name-asian="Microsoft YaHei" style:font-size-asian="28pt" style:font-weight-asian="bold" style:font-name-complex="Arial2" style:font-size-complex="28pt" style:font-weight-complex="bold"/>
    </style:style>
    <style:style style:name="P13" style:family="paragraph" style:parent-style-name="Title">
      <style:text-properties officeooo:rsid="004e023a" officeooo:paragraph-rsid="0049dd0e"/>
    </style:style>
    <style:style style:name="P14" style:family="paragraph" style:parent-style-name="Text_20_body">
      <style:paragraph-properties fo:text-align="end" style:justify-single-word="false"/>
      <style:text-properties officeooo:rsid="004e023a" officeooo:paragraph-rsid="0005a9e8"/>
    </style:style>
    <style:style style:name="P15" style:family="paragraph" style:parent-style-name="Text_20_body">
      <style:paragraph-properties fo:margin-top="0cm" fo:margin-bottom="0cm" style:contextual-spacing="false"/>
    </style:style>
    <style:style style:name="P16" style:family="paragraph" style:parent-style-name="Contents_20_1">
      <style:paragraph-properties fo:line-height="200%">
        <style:tab-stops>
          <style:tab-stop style:position="17cm" style:type="right" style:leader-style="dotted" style:leader-text="."/>
        </style:tab-stops>
      </style:paragraph-properties>
    </style:style>
    <style:style style:name="P17" style:family="paragraph" style:parent-style-name="Contents_20_2">
      <style:paragraph-properties fo:line-height="200%">
        <style:tab-stops>
          <style:tab-stop style:position="17cm" style:type="right" style:leader-style="dotted" style:leader-text="."/>
        </style:tab-stops>
      </style:paragraph-properties>
    </style:style>
    <style:style style:name="P18" style:family="paragraph" style:parent-style-name="Text_20_body">
      <style:paragraph-properties fo:text-align="center" style:justify-single-word="false"/>
      <style:text-properties style:font-name="Liberation Serif" fo:font-size="12pt" fo:font-weight="normal" officeooo:rsid="002b2633" officeooo:paragraph-rsid="005822a4" style:font-name-asian="Microsoft YaHei" style:font-size-asian="12pt" style:font-weight-asian="normal" style:font-name-complex="Arial2" style:font-size-complex="12pt" style:font-weight-complex="normal"/>
    </style:style>
    <style:style style:name="P19" style:family="paragraph" style:parent-style-name="Contents_20_Heading">
      <style:paragraph-properties fo:text-align="center" style:justify-single-word="false"/>
    </style:style>
    <style:style style:name="P20" style:family="paragraph" style:parent-style-name="Heading_20_2">
      <style:paragraph-properties fo:break-before="page"/>
    </style:style>
    <style:style style:name="P21" style:family="paragraph" style:parent-style-name="Title" style:master-page-name="sin_20_numeracion">
      <style:paragraph-properties fo:text-align="start" style:justify-single-word="false" style:page-number="auto"/>
      <style:text-properties fo:font-size="22pt" officeooo:rsid="004d7fdb" officeooo:paragraph-rsid="004d7fdb" style:font-size-asian="19.25pt" style:font-size-complex="22pt"/>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1">
      <style:paragraph-properties fo:margin-top="0.101cm" fo:margin-bottom="0.101cm" style:contextual-spacing="false" fo:line-height="200%">
        <style:tab-stops>
          <style:tab-stop style:position="17cm" style:type="right" style:leader-style="dotted" style:leader-text="."/>
        </style:tab-stops>
      </style:paragraph-properties>
    </style:style>
    <style:style style:name="P24" style:family="paragraph" style:parent-style-name="Contents_20_2">
      <style:paragraph-properties fo:margin-top="0.101cm" fo:margin-bottom="0.101cm" style:contextual-spacing="false" fo:line-height="200%">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Contents_20_3">
      <style:paragraph-properties fo:margin-top="0.101cm" fo:margin-bottom="0.101cm" style:contextual-spacing="false" fo:line-height="200%">
        <style:tab-stops>
          <style:tab-stop style:position="17cm" style:type="right" style:leader-style="dotted" style:leader-text="."/>
        </style:tab-stops>
      </style:paragraph-properties>
    </style:style>
    <style:style style:name="P27" style:family="paragraph" style:parent-style-name="Contents_20_Heading">
      <style:paragraph-properties fo:text-align="center" style:justify-single-word="false"/>
    </style:style>
    <style:style style:name="P28" style:family="paragraph" style:parent-style-name="Heading_20_1" style:master-page-name="Standard">
      <style:paragraph-properties style:page-number="1"/>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style:font-name="Liberation Serif" fo:font-size="12pt" fo:font-weight="normal" officeooo:rsid="004e023a" officeooo:paragraph-rsid="005822a4" style:font-name-asian="Microsoft YaHei" style:font-size-asian="12pt" style:font-weight-asian="normal" style:font-name-complex="Arial2" style:font-size-complex="12pt" style:font-weight-complex="normal"/>
    </style:style>
    <style:style style:name="P31" style:family="paragraph" style:parent-style-name="Text_20_body">
      <style:paragraph-properties fo:text-align="center" style:justify-single-word="false"/>
      <style:text-properties style:font-name="Liberation Serif" fo:font-size="12pt" fo:font-weight="normal" officeooo:rsid="002b2633" officeooo:paragraph-rsid="005ac3e6" style:font-name-asian="Microsoft YaHei" style:font-size-asian="12pt" style:font-weight-asian="normal" style:font-name-complex="Arial2" style:font-size-complex="12pt" style:font-weight-complex="normal"/>
    </style:style>
    <style:style style:name="P32" style:family="paragraph" style:parent-style-name="Text_20_body">
      <style:paragraph-properties fo:text-align="justify" style:justify-single-word="false"/>
      <style:text-properties officeooo:rsid="005ac3e6" officeooo:paragraph-rsid="005ac3e6"/>
    </style:style>
    <style:style style:name="P33" style:family="paragraph" style:parent-style-name="Text_20_body">
      <style:text-properties officeooo:rsid="005ac3e6" officeooo:paragraph-rsid="005ac3e6"/>
    </style:style>
    <style:style style:name="P34" style:family="paragraph" style:parent-style-name="Text_20_body">
      <style:text-properties fo:font-size="12pt" fo:font-weight="normal" style:font-size-asian="12pt" style:font-weight-asian="normal" style:font-size-complex="12pt" style:font-weight-complex="normal"/>
    </style:style>
    <style:style style:name="P35" style:family="paragraph" style:parent-style-name="Text_20_body">
      <style:paragraph-properties fo:text-align="justify" style:justify-single-word="false"/>
      <style:text-properties fo:font-size="12pt" fo:font-weight="normal" officeooo:rsid="005ac3e6" officeooo:paragraph-rsid="005ac3e6" style:font-size-asian="12pt" style:font-weight-asian="normal" style:font-size-complex="12pt" style:font-weight-complex="normal"/>
    </style:style>
    <style:style style:name="P36" style:family="paragraph" style:parent-style-name="Text_20_body">
      <style:paragraph-properties fo:text-align="end" style:justify-single-word="false"/>
      <style:text-properties officeooo:paragraph-rsid="005ac3e6"/>
    </style:style>
    <style:style style:name="T1" style:family="text">
      <style:text-properties style:font-name="Liberation Sans"/>
    </style:style>
    <style:style style:name="T2" style:family="text">
      <style:text-properties style:font-name="Liberation Sans" fo:font-weight="bold" style:font-name-asian="Microsoft YaHei" style:font-weight-asian="bold" style:font-name-complex="Arial2" style:font-weight-complex="bold"/>
    </style:style>
    <style:style style:name="T3" style:family="text">
      <style:text-properties style:font-name="Liberation Sans" fo:font-size="18pt" fo:font-weight="bold" style:font-size-asian="18pt" style:font-weight-asian="bold" style:font-size-complex="18pt" style:font-weight-complex="bold"/>
    </style:style>
    <style:style style:name="T4" style:family="text">
      <style:text-properties style:font-name="Liberation Sans" fo:font-size="18pt" fo:font-weight="bold" officeooo:rsid="005822a4" style:font-size-asian="18pt" style:font-weight-asian="bold" style:font-size-complex="18pt" style:font-weight-complex="bold"/>
    </style:style>
    <style:style style:name="T5" style:family="text">
      <style:text-properties style:font-name="Liberation Sans" officeooo:rsid="005822a4"/>
    </style:style>
    <style:style style:name="T6" style:family="text">
      <style:text-properties style:font-name="Liberation Sans" officeooo:rsid="005ac3e6"/>
    </style:style>
    <style:style style:name="T7" style:family="text">
      <style:text-properties style:font-name="Liberation Serif" fo:font-size="12pt" fo:font-weight="normal" officeooo:rsid="004a406b" style:font-name-asian="Microsoft YaHei" style:font-size-asian="12pt" style:font-weight-asian="normal" style:font-name-complex="Arial2" style:font-size-complex="12pt" style:font-weight-complex="normal"/>
    </style:style>
    <style:style style:name="T8" style:family="text">
      <style:text-properties style:font-name="Liberation Serif" officeooo:rsid="004a406b" style:font-name-asian="Microsoft YaHei" style:font-name-complex="Arial2"/>
    </style:style>
    <style:style style:name="T9" style:family="text">
      <style:text-properties officeooo:rsid="005ac3e6"/>
    </style:style>
    <style:style style:name="T10" style:family="text">
      <style:text-properties officeooo:rsid="004a406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p text:style-name="P21">CIFP C<text:span text:style-name="T2">ésar Manrique.</text:span></text:p>
      <text:p text:style-name="P15">Desarrollo de aplicaciones web.</text:p>
      <text:p text:style-name="P15">2º semipresencial.</text:p>
      <text:p text:style-name="P15">Profesora: María Soledad González Gómez</text:p>
      <text:p text:style-name="P15"><text:bookmark-start text:name="Materia"/>Formación y Orientación Laboral.<text:bookmark-end text:name="Materia"/></text:p>
      <text:p text:style-name="P6"/>
      <text:p text:style-name="P6"/>
      <text:p text:style-name="P6"/>
      <text:p text:style-name="P5"/>
      <text:p text:style-name="P12"/>
      <text:p text:style-name="P5"/>
      <text:p text:style-name="P13"><text:bookmark-start text:name="Nombre"/><text:span text:style-name="T9">La Seguridad Social</text:span><text:bookmark-end text:name="Nombre"/></text:p>
      <text:p text:style-name="P10"/>
      <text:p text:style-name="P10"/>
      <text:p text:style-name="P10"/>
      <text:p text:style-name="P5"/>
      <text:p text:style-name="P5"/>
      <text:p text:style-name="P5"/>
      <text:p text:style-name="P5"/>
      <text:p text:style-name="P5"/>
      <text:p text:style-name="P5"/>
      <text:p text:style-name="P5"/>
      <text:p text:style-name="P5"/>
      <text:p text:style-name="P14"><text:bookmark-start text:name="autor"/>Juan Carlos Francisco Mesa<text:bookmark-end text:name="autor"/></text:p>
      <text:p text:style-name="P7"><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n10" text:anchor-type="char" svg:width="2.328cm" svg:height="0.82cm" draw:z-index="0"><draw:image xlink:href="Pictures/10000001000000580000001F611EEF76.png" xlink:type="simple" xlink:show="embed" xlink:actuate="onLoad" draw:mime-type="image/png"/></draw:frame></text:p>
      <text:p text:style-name="P8"/>
      <text:p text:style-name="P8"/>
      <text:p text:style-name="P8">Esta obra está licenciada bajo la Licencia Creative Commons Atribución 4.0 Internacional. Para ver una copia de esta licencia, visite http://creativecommons.org/licenses/by/4.0/ o envíe una carta a Creative Commons, PO Box 1866, Mountain View, CA 94042, USA.</text:p>
      <text:p text:style-name="P11"><text:bookmark-start text:name="Índice"/> <text:bookmark-end text:name="Índice"/></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9">Índice</text:p>
          </text:index-title>
          <text:p text:style-name="P23"><text:a xlink:type="simple" xlink:href="#__RefHeading___Toc1361_1025255286" text:style-name="Index_20_Link" text:visited-style-name="Index_20_Link">Casos de estudio:<text:tab/>1</text:a></text:p>
          <text:p text:style-name="P24"><text:a xlink:type="simple" xlink:href="#__RefHeading___Toc1367_1025255286" text:style-name="Index_20_Link" text:visited-style-name="Index_20_Link">1.- Raquel, que tiene 22 años y está embarazada de ocho meses, presta sus servicios como cajera. A lo largo de su vida ha cotizado durante 250 días.<text:tab/>1</text:a></text:p>
          <text:p text:style-name="P26"><text:a xlink:type="simple" xlink:href="#__RefHeading___Toc1369_1025255286" text:style-name="Index_20_Link" text:visited-style-name="Index_20_Link">Consideraciones generales:<text:tab/>1</text:a></text:p>
          <text:p text:style-name="P26"><text:a xlink:type="simple" xlink:href="#__RefHeading___Toc1371_1025255286" text:style-name="Index_20_Link" text:visited-style-name="Index_20_Link">Duración de la prestación:<text:tab/>1</text:a></text:p>
          <text:p text:style-name="P26"><text:a xlink:type="simple" xlink:href="#__RefHeading___Toc1363_1025255286" text:style-name="Index_20_Link" text:visited-style-name="Index_20_Link">Cuantía:<text:tab/>1</text:a></text:p>
          <text:p text:style-name="P26"><text:a xlink:type="simple" xlink:href="#__RefHeading___Toc1365_1025255286" text:style-name="Index_20_Link" text:visited-style-name="Index_20_Link">Conclusión:<text:tab/>1</text:a></text:p>
          <text:p text:style-name="P24"><text:a xlink:type="simple" xlink:href="#__RefHeading___Toc1373_1025255286" text:style-name="Index_20_Link" text:visited-style-name="Index_20_Link">2.- A María, que cumplirá 65 años en 2027 y habrá cotizado 39 años ininterrumpidos, le gustaría jubilarse, pero le han comentado que para hacerlo en esa fecha debe tener 67 años.<text:tab/>2</text:a></text:p>
          <text:p text:style-name="P26"><text:a xlink:type="simple" xlink:href="#__RefHeading___Toc1375_1025255286" text:style-name="Index_20_Link" text:visited-style-name="Index_20_Link">a)¿Podría jubilarse María si sigue trabajando hasta el 2027?<text:tab/>2</text:a></text:p>
          <text:p text:style-name="P26"><text:a xlink:type="simple" xlink:href="#__RefHeading___Toc1377_1025255286" text:style-name="Index_20_Link" text:visited-style-name="Index_20_Link">b) ¿Cobrará el 100 % de la pensión?<text:tab/>2</text:a></text:p>
          <text:p text:style-name="P24"><text:a xlink:type="simple" xlink:href="#__RefHeading___Toc1379_1025255286" text:style-name="Index_20_Link" text:visited-style-name="Index_20_Link">3.- Antonio, un joven de 21 años huérfano de madre que cobra una pensión de orfandad, ha recibido una oferta de empleo en una clínica veterinaria y se hace las siguientes preguntas:<text:tab/>3</text:a></text:p>
          <text:p text:style-name="P26"><text:a xlink:type="simple" xlink:href="#__RefHeading___Toc1381_1025255286" text:style-name="Index_20_Link" text:visited-style-name="Index_20_Link">a) ¿ Es compatible la pensión de orfandad con el trabajo.?<text:tab/>3</text:a></text:p>
          <text:p text:style-name="P26"><text:a xlink:type="simple" xlink:href="#__RefHeading___Toc1383_1025255286" text:style-name="Index_20_Link" text:visited-style-name="Index_20_Link">b) ¿ Hasta qué edad se puede seguir cobrando esa pensión?<text:tab/>3</text:a></text:p>
        </text:index-body>
      </text:table-of-content>
      <text:p text:style-name="P9"/>
      <text:p text:style-name="P5"/>
      <text:p text:style-name="P5"/>
      <text:p text:style-name="P5"/>
      <text:p text:style-name="P5"/>
      <text:p text:style-name="P5"><text:line-break/></text:p>
      <text:h text:style-name="P28" text:outline-level="1" text:is-list-header="true"><text:bookmark-start text:name="__RefHeading___Toc1361_1025255286"/><text:span text:style-name="T4">C</text:span><text:span text:style-name="T3">asos de estudio:</text:span><text:bookmark-end text:name="__RefHeading___Toc1361_1025255286"/></text:h>
      <text:h text:style-name="Heading_20_2" text:outline-level="2"><text:bookmark-start text:name="__RefHeading___Toc1367_1025255286"/>1.- Raquel, que tiene 22 años y está embarazada de ocho meses, presta sus servicios como cajera. <text:s/>A lo largo de su vida ha cotizado durante 250 días. <text:bookmark-end text:name="__RefHeading___Toc1367_1025255286"/></text:h>
      <text:p text:style-name="P34"><text:span text:style-name="T5">La trabajadora quiere saber </text:span><text:span text:style-name="T6">s</text:span><text:span text:style-name="T5">i cumple los requisitos necesarios para percibir la prestación por nacimiento y cuidado de menor.</text:span></text:p>
      <text:h text:style-name="Heading_20_3" text:outline-level="3" text:is-list-header="true"><text:bookmark-start text:name="__RefHeading___Toc1369_1025255286"/><text:span text:style-name="T5">C</text:span><text:span text:style-name="T1">onsideraciones generales:</text:span><text:bookmark-end text:name="__RefHeading___Toc1369_1025255286"/></text:h>
      <text:p text:style-name="P35"><text:span text:style-name="T1">Menor de 21 años: No se exige período de cotización.</text:span></text:p>
      <text:p text:style-name="P35"><text:span text:style-name="T1">En el caso de Raquel (22 años): Necesitará haber cotizado al menos 90 días en los siete años anteriores al nacimiento.</text:span></text:p>
      <text:h text:style-name="Heading_20_3" text:outline-level="3" text:is-list-header="true"><text:bookmark-start text:name="__RefHeading___Toc1371_1025255286"/>Duración de la prestación:<text:bookmark-end text:name="__RefHeading___Toc1371_1025255286"/></text:h>
      <text:p text:style-name="P35"><text:span text:style-name="T1">Dieciséis semanas.</text:span></text:p>
      <text:h text:style-name="Heading_20_3" text:outline-level="3" text:is-list-header="true"><text:bookmark-start text:name="__RefHeading___Toc1363_1025255286"/>Cuantía:<text:bookmark-end text:name="__RefHeading___Toc1363_1025255286"/></text:h>
      <text:p text:style-name="P35"><text:span text:style-name="T1">El 100% de la base reguladora.</text:span></text:p>
      <text:h text:style-name="Heading_20_3" text:outline-level="3" text:is-list-header="true"><text:bookmark-start text:name="__RefHeading___Toc1365_1025255286"/>Conclusión:<text:bookmark-end text:name="__RefHeading___Toc1365_1025255286"/></text:h>
      <text:p text:style-name="P35"><text:span text:style-name="T1">Dado que Raquel ha cotizado durante 250 días a lo largo de su vida, cumple con el requisito de cotización para su edad. Por lo tanto, sí cumple los requisitos necesarios para percibir la prestación por nacimiento y cuidado del menor.</text:span></text:p>
      <text:p text:style-name="P31"/>
      <text:p text:style-name="P36"><text:a xlink:type="simple" xlink:href="#Índice" text:style-name="Internet_20_link" text:visited-style-name="Visited_20_Internet_20_Link"><text:span text:style-name="T8">Volver al índice</text:span></text:a></text:p>
      <text:p text:style-name="P34"><text:span text:style-name="T5"/></text:p>
      <text:p text:style-name="P30"><text:span text:style-name="T4"/></text:p>
      <text:p text:style-name="P30"><text:span text:style-name="T4"/></text:p>
      <text:h text:style-name="P20" text:outline-level="2"><text:bookmark-start text:name="__RefHeading___Toc1373_1025255286"/>2.- A María, que cumplirá 65 años <text:s/>en 2027 <text:s/>y habrá cotizado 39 años <text:s/>ininterrumpidos, le gustaría jubilarse, pero le han comentado que para hacerlo en esa fecha debe tener 67 años.<text:bookmark-end text:name="__RefHeading___Toc1373_1025255286"/></text:h>
      <text:h text:style-name="Heading_20_3" text:outline-level="3" text:is-list-header="true"><text:bookmark-start text:name="__RefHeading___Toc1375_1025255286"/>a)¿Podría jubilarse María si sigue trabajando hasta el 2027?<text:line-break/><text:bookmark-end text:name="__RefHeading___Toc1375_1025255286"/></text:h>
      <text:p text:style-name="P29">Según la información proporcionada sobre la edad de jubilación en 2027:</text:p>
      <text:p text:style-name="P29">Edad de jubilación en 2027: 67 años.</text:p>
      <text:p text:style-name="P29">María cumplirá 65 años en 2027, por lo que no cumpliría con la edad legal de jubilación en ese año. Para jubilarse, deberá esperar hasta cumplir la edad legal de jubilación, que es de 67 años en 2027. Por lo tanto, María no podría jubilarse en esa fecha.</text:p>
      <text:p text:style-name="P32">Según Real Decreto-ley 2/2023, de 16 de marzo, publicado en BOE núm. 65, de 17/03/2023, se excluye la jubilación anticipada</text:p>
      <text:p text:style-name="Text_20_body"/>
      <text:h text:style-name="Heading_20_3" text:outline-level="3" text:is-list-header="true"><text:bookmark-start text:name="__RefHeading___Toc1377_1025255286"/>b) ¿Cobrará <text:s text:c="2"/>el 100 % de la pensión?<text:bookmark-end text:name="__RefHeading___Toc1377_1025255286"/></text:h>
      <text:p text:style-name="Text_20_body"/>
      <text:p text:style-name="P33">No puede jubilarse de manera anticipada</text:p>
      <text:p text:style-name="Text_20_body"/>
      <text:p text:style-name="Text_20_body"/>
      <text:p text:style-name="P36"><text:a xlink:type="simple" xlink:href="#Índice" text:style-name="Internet_20_link" text:visited-style-name="Visited_20_Internet_20_Link"><text:span text:style-name="T10">Volver al índice</text:span></text:a></text:p>
      <text:h text:style-name="P20" text:outline-level="2"><text:bookmark-start text:name="__RefHeading___Toc1379_1025255286"/>3.- Antonio, un joven de 21 años huérfano de madre que cobra una pensión de orfandad, ha recibido una oferta de empleo en una clínica veterinaria y se hace las siguientes preguntas:<text:bookmark-end text:name="__RefHeading___Toc1379_1025255286"/></text:h>
      <text:h text:style-name="Heading_20_3" text:outline-level="3" text:is-list-header="true"><text:bookmark-start text:name="__RefHeading___Toc1381_1025255286"/>a) ¿ Es compatible la pensión de orfandad con el trabajo.?<text:bookmark-end text:name="__RefHeading___Toc1381_1025255286"/></text:h>
      <text:p text:style-name="P32">No es compatible, ya que se establece que después de cumplidos los 21 años, la pensión de orfandad solo es ampliable hasta los 25 años si se es estudiante y se carece de fuentes de ingresos</text:p>
      <text:h text:style-name="Heading_20_3" text:outline-level="3" text:is-list-header="true"><text:bookmark-start text:name="__RefHeading___Toc1383_1025255286"/>b) ¿ Hasta qué edad se puede <text:s/>seguir cobrando esa pensión?<text:bookmark-end text:name="__RefHeading___Toc1383_1025255286"/></text:h>
      <text:p text:style-name="P32">Como dije en el párrafo anterior hasta un máximo de 25 años en los supuestos antes mencionados</text:p>
      <text:p text:style-name="P18"/>
      <text:p text:style-name="P4"><text:a xlink:type="simple" xlink:href="#Índice" text:style-name="Internet_20_link" text:visited-style-name="Visited_20_Internet_20_Link"><text:span text:style-name="T7">Volver al índice</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magen" style:family="paragraph" style:parent-style-name="Caption"/>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4pt" style:font-size-asian="14pt" style:font-size-complex="14pt"/>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fo:font-size="14pt" style:font-size-asian="14pt" style:font-size-complex="14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4pt" style:font-size-asian="14pt" style:font-size-complex="14pt"/>
    </style:style>
    <style:style style:name="ListLabel_20_17" style:display-name="ListLabel 17" style:family="text">
      <style:text-properties fo:font-size="14pt" style:font-size-asian="14pt" style:font-size-complex="14pt"/>
    </style:style>
    <style:style style:name="ListLabel_20_18" style:display-name="ListLabel 18" style:family="text">
      <style:text-properties fo:font-size="14pt" style:font-size-asian="14pt" style:font-size-complex="14pt"/>
    </style:style>
    <style:style style:name="ListLabel_20_1" style:display-name="ListLabel 1" style:family="text">
      <style:text-properties style:font-name="Arial" fo:font-family="Arial" style:font-family-generic="roman" style:font-pitch="variable" fo:font-size="14pt" style:font-size-asian="14pt" style:font-size-complex="14pt"/>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fo:font-size="14pt" style:font-size-asian="14pt" style:font-size-complex="14pt"/>
    </style:style>
    <style:style style:name="ListLabel_20_4" style:display-name="ListLabel 4" style:family="text">
      <style:text-properties fo:font-size="14pt" style:font-size-asian="14pt" style:font-size-complex="14pt"/>
    </style:style>
    <style:style style:name="ListLabel_20_5" style:display-name="ListLabel 5" style:family="text">
      <style:text-properties fo:font-size="14pt" style:font-size-asian="14pt" style:font-size-complex="14pt"/>
    </style:style>
    <style:style style:name="ListLabel_20_6" style:display-name="ListLabel 6" style:family="text">
      <style:text-properties fo:font-size="14pt" style:font-size-asian="14pt" style:font-size-complex="14pt"/>
    </style:style>
    <style:style style:name="ListLabel_20_7" style:display-name="ListLabel 7" style:family="text">
      <style:text-properties fo:font-size="14pt" style:font-size-asian="14pt" style:font-size-complex="14pt"/>
    </style:style>
    <style:style style:name="ListLabel_20_8" style:display-name="ListLabel 8" style:family="text">
      <style:text-properties fo:font-size="14pt" style:font-size-asian="14pt" style:font-size-complex="14pt"/>
    </style:style>
    <style:style style:name="ListLabel_20_9" style:display-name="ListLabel 9" style:family="text">
      <style:text-properties fo:font-size="14pt" style:font-size-asian="14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9dd0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La Seguridad Social</text:bookmark-ref></text:p>
        <text:p text:style-name="MP1"/>
        <text:p text:style-name="MP1"/>
      </style:header>
      <style:footer>
        <text:p text:style-name="MP2"><text:bookmark-ref text:reference-format="text" text:ref-name="autor">Juan Carlos Francisco Mesa</text:bookmark-ref></text:p>
        <text:p text:style-name="MP3"><text:page-number text:select-page="current">3</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9T09:07:37.151000000</meta:creation-date>
    <meta:editing-duration>P1DT2H6M45S</meta:editing-duration>
    <meta:editing-cycles>19</meta:editing-cycles>
    <meta:generator>LibreOffice/7.6.4.1$Linux_X86_64 LibreOffice_project/60$Build-1</meta:generator>
    <dc:title>informes Cesar Manrique1</dc:title>
    <dc:date>2024-02-29T17:31:32.206251625</dc:date>
    <meta:document-statistic meta:table-count="0" meta:image-count="1" meta:object-count="0" meta:page-count="7" meta:paragraph-count="54" meta:word-count="619" meta:character-count="3576" meta:non-whitespace-character-count="2998"/>
    <meta:template xlink:type="simple" xlink:actuate="onRequest" xlink:title="informes Cesar Manrique1" xlink:href="../../../../../../../../../Users/juancfm/AppData/Roaming/LibreOffice/4/user/template/informes%20Cesar%20Manrique1.ott" meta:date="2023-12-29T09:07:37.071000000"/>
  </office:meta>
</office:document-meta>
</file>